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06cm"/>
    </style:style>
    <style:style style:name="co2" style:family="table-column">
      <style:table-column-properties fo:break-before="auto" style:column-width="9.901cm"/>
    </style:style>
    <style:style style:name="co3" style:family="table-column">
      <style:table-column-properties fo:break-before="auto" style:column-width="6.114cm"/>
    </style:style>
    <style:style style:name="co4" style:family="table-column">
      <style:table-column-properties fo:break-before="auto" style:column-width="7.034cm"/>
    </style:style>
    <style:style style:name="co5" style:family="table-column">
      <style:table-column-properties fo:break-before="auto" style:column-width="6.58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2.254cm"/>
    </style:style>
    <style:style style:name="co10" style:family="table-column">
      <style:table-column-properties fo:break-before="auto" style:column-width="1.191cm"/>
    </style:style>
    <style:style style:name="co11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Mas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row table:style-name="ro1">
          <table:table-cell table:style-name="ce6" office:value-type="string" calcext:value-type="string">
            <text:p>Release: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6" office:value-type="string" calcext:value-type="string">
            <text:p>Test Group</text:p>
          </table:table-cell>
          <table:table-cell table:style-name="ce6" office:value-type="string" calcext:value-type="string">
            <text:p>Function / Feature</text:p>
          </table:table-cell>
          <table:table-cell table:style-name="ce6" office:value-type="string" calcext:value-type="string">
            <text:p>Test Case</text:p>
          </table:table-cell>
          <table:table-cell table:style-name="ce6" office:value-type="string" calcext:value-type="string">
            <text:p>Expected Outcome</text:p>
          </table:table-cell>
          <table:table-cell table:style-name="ce6" office:value-type="string" calcext:value-type="string">
            <text:p>Outcome</text:p>
          </table:table-cell>
          <table:table-cell table:style-name="ce7"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Initial Setup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ugin installs correctly in LrC</text:p>
          </table:table-cell>
          <table:table-cell office:value-type="string" calcext:value-type="string">
            <text:p>Install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blish service appears in Publish Services pan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 configure Piwigo server UR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thentication succeeds with valid credentia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thentication fails gracefully with invalid credentia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blish Service Description defaults correct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tings are saved and persist after LrC resta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tiple instances remain independ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sion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gg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tion and Sett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port Album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 and Link Piwigo Struct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ne Existing Publish Servi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 Special Colle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data Sett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tle token substitu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cription token substitu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word Sett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lude Full Keyword Hierarch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lude Keyword Synony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 Sett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ychronise Album Descrip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chronise comments as part of a Publish Pro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ly include Published Photo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 Collection Manag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eate new published collection se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 new published colle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 new smart published collle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name published collections/se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lete published collections/se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-parent collections/se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 photos to colle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 photos from colle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bum Private fla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bum Descript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 Publishing Workflo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ngle photo publis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tiple photos publis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otos appear in correct Piwigo albu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oto metadata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age quality/resolution is as expecte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ogress indica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age Comm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ugin metadat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odified photo is detected and marked for re-publis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-publish updates the photo on Piwig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modified photos are not re-uploaded unnecessaril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move photos from collections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office:value-type="string" calcext:value-type="string">
            <text:p>4. Metadata &amp; Sett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tle syncs correct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ption/description syncs correct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ywords/tags sync correct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 configure privacy settings (public/private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 set photo permissions on Piwig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blish service settings work (file naming, sizing, watermarks, etc.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 Custom Features - Sending Metada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 trigger 'Send Metadata' on single pho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 trigger 'Send Metadata' on multiple photo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adata updates on Piwigo without re-uploading im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metadata fields update correctly (title, description, tag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nd metadata works for already-published photo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gress/status feedback during metadata s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or handling when metadata send fai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 Custom Features - Change Album Cov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 set a photo as album cover from within Lr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bum cover updates correctly on Piwig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 change album cover to different pho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bum cover persists after LrC resta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orks with nested albums/colle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or handling if photo not yet publish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 Custom Features - Convert Collection to Collection 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 convert existing collection to collection s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llection set appears correctly in hierarch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 add sub-collections to collection s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otos in original collection are preserved/handled correct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wigo album hierarchy matches LrC collection set struct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 convert back (if supported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llection set metadata syncs to Piwigo parent alb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 Error Handl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twork timeout handled graceful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er unavailable - appropriate error mess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k full on server - error repor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valid album - error handl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plicate filename - handled appropriate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rge file upload - completes or reports limit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ssion timeout - prompts for re-authent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 Edge Ca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blishing very large photos (&gt;50MB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blishing many photos at once (100+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cial characters in filenam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cial characters in meta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otos with no meta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 files (if supported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deo files (if supported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rtual cop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 Perform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pload speed is reason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ghtroom remains responsive during publis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 cancel publish ope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mory usage is acceptable with large batc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 Synchroniz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'Mark to Re-publish' works correct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us indicators accurate (published, modified, error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 detect if photo deleted from Piwigo serv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fresh/sync from server works</text:p>
          </table:table-cell>
          <table:table-cell table:number-columns-repeated="4"/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20260106.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6" table:number-columns-repeated="4"/>
          <table:table-cell table:style-name="ce6" office:value-type="string" calcext:value-type="string">
            <text:p>Releases</text:p>
          </table:table-cell>
          <table:table-cell table:style-name="ce6" table:number-columns-repeated="5"/>
        </table:table-row>
        <table:table-row table:style-name="ro1">
          <table:table-cell table:style-name="ce6" office:value-type="string" calcext:value-type="string">
            <text:p>Test Group</text:p>
          </table:table-cell>
          <table:table-cell table:style-name="ce6" office:value-type="string" calcext:value-type="string">
            <text:p>Function / Feature</text:p>
          </table:table-cell>
          <table:table-cell table:style-name="ce6" office:value-type="string" calcext:value-type="string">
            <text:p>Test Case</text:p>
          </table:table-cell>
          <table:table-cell table:style-name="ce6" office:value-type="string" calcext:value-type="string">
            <text:p>Expected Outcome</text:p>
          </table:table-cell>
          <table:table-cell table:style-name="ce6" office:value-type="string" calcext:value-type="string">
            <text:p>20260106.30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20260107.31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20260108.32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nitial Setup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lugin installs correctly in LrC</text:p>
          </table:table-cell>
          <table:table-cell office:value-type="string" calcext:value-type="string">
            <text:p>Ins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blish service appears in Publish Services pan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n configure Piwigo server UR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uthentication succeeds with valid credentia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uthentication fails gracefully with invalid credentia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ublish Service Description defaults correctl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ttings are saved and persist after LrC restar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ultiple instances remain independe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rsion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gg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figuration and Setting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mport Album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eck and Link Piwigo Struc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one Existing Publish Servi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eate Special Collec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adata Setting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tle token substitu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scription token substit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word Setting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clude Full Keyword Hierarch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clude Keyword Synony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her Setting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ychronise Album Descrip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ychronise comments as part of a Publish Proces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nly include Published Photo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. Collection Managem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reate new published collection se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eate new published collec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eate new smart published colllec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name published collections/se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lete published collections/se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-parent collections/se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dd photos to collec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move photos from collec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bum Private fla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bum Descriptio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. Publishing Workflo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ngle photo publis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ultiple photos publis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otos appear in correct Piwigo albu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oto metadata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 quality/resolution is as expected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gress indicato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 Comme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lugin metadat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odified photo is detected and marked for re-publis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-publish updates the photo on Piwig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nmodified photos are not re-uploaded unnecessaril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move photos from collections</text:p>
          </table:table-cell>
          <table:table-cell table:number-columns-repeated="8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office:value-type="string" calcext:value-type="string">
            <text:p>4. Metadata &amp; Setting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tle syncs correctl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ption/description syncs correctl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ywords/tags sync correctl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n configure privacy settings (public/private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n set photo permissions on Piwig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ublish service settings work (file naming, sizing, watermarks, etc.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Custom Features - Sending Metadat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n trigger 'Send Metadata' on single ph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n trigger 'Send Metadata' on multiple phot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tadata updates on Piwigo without re-uploading imag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l metadata fields update correctly (title, description, tags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nd metadata works for already-published phot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ress/status feedback during metadata se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rror handling when metadata send fai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Custom Features - Change Album Cov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n set a photo as album cover from within Lr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bum cover updates correctly on Piwig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n change album cover to different ph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bum cover persists after LrC restar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orks with nested albums/collec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rror handling if photo not yet publish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Custom Features - Convert Collection to Collection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n convert existing collection to collection se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ection set appears correctly in hierarch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n add sub-collections to collection se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otos in original collection are preserved/handled correctl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wigo album hierarchy matches LrC collection set struc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n convert back (if supported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ection set metadata syncs to Piwigo parent alb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Error Handl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etwork timeout handled gracefull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rver unavailable - appropriate error messag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sk full on server - error reporte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valid album - error handle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uplicate filename - handled appropriatel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rge file upload - completes or reports limita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ssion timeout - prompts for re-authentic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Edge Cas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shing very large photos (&gt;50MB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ublishing many photos at once (100+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pecial characters in filenam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pecial characters in metadat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otos with no metadat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W files (if supported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deo files (if supported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rtual cop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Performa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pload speed is reasona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ghtroom remains responsive during publis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n cancel publish opera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mory usage is acceptable with large batch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Synchronizati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'Mark to Re-publish' works correctl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tus indicators accurate (published, modified, error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n detect if photo deleted from Piwigo serv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fresh/sync from server work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16:02:24.04356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9T15:50:59.619188000</dc:date>
    <dc:creator>Fiona Boston</dc:creator>
    <meta:editing-duration>PT27M15S</meta:editing-duration>
    <meta:editing-cycles>6</meta:editing-cycles>
    <meta:generator>LibreOffice/26.2.0.3$MacOSX_AARCH64 LibreOffice_project/afbbd0df0edb6d40b450b0337ac646b0913a760c</meta:generator>
    <meta:document-statistic meta:table-count="2" meta:cell-count="234" meta:object-count="0"/>
  </office:meta>
</office:document-meta>
</file>